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992in"/>
    </style:style>
    <style:style style:name="co3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6.1181in"/>
    </style:style>
    <style:style style:name="co6" style:family="table-column">
      <style:table-column-properties fo:break-before="auto" style:column-width="0.6866in"/>
    </style:style>
    <style:style style:name="co7" style:family="table-column">
      <style:table-column-properties fo:break-before="auto" style:column-width="7.2063in"/>
    </style:style>
    <style:style style:name="co8" style:family="table-column">
      <style:table-column-properties fo:break-before="auto" style:column-width="2.1193in"/>
    </style:style>
    <style:style style:name="co9" style:family="table-column">
      <style:table-column-properties fo:break-before="auto" style:column-width="1.6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false"/>
    </style:style>
    <style:style style:name="ro3" style:family="table-row">
      <style:table-row-properties style:row-height="0.3382in" fo:break-before="auto" style:use-optimal-row-height="false"/>
    </style:style>
    <style:style style:name="ro4" style:family="table-row">
      <style:table-row-properties style:row-height="0.3161in" fo:break-before="auto" style:use-optimal-row-height="false"/>
    </style:style>
    <style:style style:name="ro5" style:family="table-row">
      <style:table-row-properties style:row-height="0.1854in" fo:break-before="auto" style:use-optimal-row-height="false"/>
    </style:style>
    <style:style style:name="ro6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razy-party.science</text:p>
          </table:table-cell>
          <table:table-cell office:value-type="string" calcext:value-type="string">
            <text:p>tompat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 VIP</text:p>
          </table:table-cell>
          <table:table-cell office:value-type="string" calcext:value-type="string">
            <text:p>готов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zy-party.date</text:p>
          </table:table-cell>
          <table:table-cell office:value-type="string" calcext:value-type="string">
            <text:p>sarimatou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o VIP</text:p>
          </table:table-cell>
          <table:table-cell office:value-type="string" calcext:value-type="string">
            <text:p>готов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zy-party.win</text:p>
          </table:table-cell>
          <table:table-cell office:value-type="string" calcext:value-type="string">
            <text:p>samtomas2</text:p>
          </table:table-cell>
          <table:table-cell table:style-name="ce1" office:value-type="string" calcext:value-type="string">
            <text:p>San-Francisco</text:p>
          </table:table-cell>
          <table:table-cell office:value-type="string" calcext:value-type="string">
            <text:p>no VIP</text:p>
          </table:table-cell>
          <table:table-cell office:value-type="string" calcext:value-type="string">
            <text:p>готово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roticcparty.science</text:p>
          </table:table-cell>
          <table:table-cell/>
          <table:table-cell table:style-name="ce1" office:value-type="string" calcext:value-type="string">
            <text:p>Новосибирск СБ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готово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oticcparty.win</text:p>
          </table:table-cell>
          <table:table-cell office:value-type="string" calcext:value-type="string">
            <text:p><text:a xlink:href="mailto:leodicaprio@bulletmail.org" xlink:type="simple">leodicaprio@bulletmail.org</text:a></text:p>
          </table:table-cell>
          <table:table-cell table:style-name="ce1" office:value-type="string" calcext:value-type="string">
            <text:p>Питер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исправить дату мероприятия и випа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назначить новый</text:p>
          </table:table-cell>
          <table:table-cell table:style-name="ce1" office:value-type="string" calcext:value-type="string">
            <text:p>Новосибирск ВТ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готово</text:p>
          </table:table-cell>
          <table:table-cell table:number-columns-repeated="2"/>
          <table:table-cell office:value-type="string" calcext:value-type="string">
            <text:p><text:s/>admin@exo-party.science </text:p>
          </table:table-cell>
          <table:table-cell office:value-type="string" calcext:value-type="string">
            <text:p>!pgJX1mgDeX0H 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<text:s/>admin@exxxxo.science </text:p>
          </table:table-cell>
          <table:table-cell office:value-type="string" calcext:value-type="string">
            <text:p>.ZvLj1Zz(%Zf?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@sx-party.date </text:p>
          </table:table-cell>
          <table:table-cell office:value-type="string" calcext:value-type="string">
            <text:p>%TEQ9sKy)(1Z( 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eroticcparty.science</text:p>
          </table:table-cell>
          <table:table-cell office:value-type="string" calcext:value-type="string">
            <text:p>helga3</text:p>
          </table:table-cell>
          <table:table-cell table:style-name="ce2" office:value-type="string" calcext:value-type="string">
            <text:p>Москва СБ 4770 <text:s/>ETHER FASTCHNG PAYGET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готово</text:p>
          </table:table-cell>
          <table:table-cell/>
          <table:table-cell office:value-type="string" calcext:value-type="string">
            <text:p><text:a xlink:href="http://mailtrackemailout1.namecheap.com/wf/click?upn=BR9FPoNEtAFqnM1WSobquHxSvflfMGkKtvLGz1IjDTg-3D_pNmB755nYKulco7PPvTbosaJg4j1aAaauajKTfwSZDRctX7HTcYvG5nkS7dvwlQ-2FoWhll3fn3lpM9tPVRFLZWNZhYvHvssK9VpOk12-2BwRqrEX8chv55gn-2BFYQ5gC-2Bylb-2BwwXTeR53-2FCWMUKkfh-2FgOzXmqyVJpUHbi-2BkIGapiUJLvSR9vk3rEIcTGgdAX9kBL5iM2P9Bd1uTHbnl1og8zveRmKmRw1leQlw-2FcNpw4Tos-3D" xlink:type="simple">http://mailtrackemailout1.namecheap.com/wf/click?upn=BR9FPoNEtAFqnM1WSobquHxSvflfMGkKtvLGz1IjDTg-3D_pNmB755nYKulco7PPvTbosaJg4j1aAaauajKTfwSZDRctX7HTcYvG5nkS7dvwlQ-2FoWhll3fn3lpM9tPVRFLZWNZhYvHvssK9VpOk12-2BwRqrEX8chv55gn-2BFYQ5gC-2Bylb-2BwwXTeR53-2FCWMUKkfh-2FgOzXmqyVJpUHbi-2BkIGapiUJLvSR9vk3rEIcTGgdAX9kBL5iM2P9Bd1uTHbnl1og8zveRmKmRw1leQlw-2FcNpw4Tos-3D</text:a></text:p>
          </table:table-cell>
          <table:table-cell office:value-type="string" calcext:value-type="string">
            <text:p>admin@eroticcparty.science </text:p>
          </table:table-cell>
          <table:table-cell office:value-type="string" calcext:value-type="string">
            <text:p>]b9RnVfvE$mz7 </text:p>
          </table:table-cell>
        </table:table-row>
        <table:table-row table:style-name="ro3">
          <table:table-cell office:value-type="string" calcext:value-type="string">
            <text:p>exo-party.date</text:p>
          </table:table-cell>
          <table:table-cell office:value-type="string" calcext:value-type="string">
            <text:p><text:a xlink:href="mailto:locable1@bulletmail.org" xlink:type="simple">locable1@bulletmail.org</text:a></text:p>
          </table:table-cell>
          <table:table-cell table:style-name="ce2" office:value-type="string" calcext:value-type="string">
            <text:p>Москва ВТ 2400 ETHER FASTCHNG PAYGET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готово</text:p>
          </table:table-cell>
          <table:table-cell/>
          <table:table-cell office:value-type="string" calcext:value-type="string">
            <text:p><text:a xlink:href="http://mailtrackemailout1.namecheap.com/wf/click?upn=BR9FPoNEtAFqnM1WSobquHxSvflfMGkKtvLGz1IjDTg-3D_pNmB755nYKulco7PPvTbosaJg4j1aAaauajKTfwSZDTS0EhoSapmoazeKs5K9Kvu1ultz7RI2Gyzeacvaj6BJ-2B9MhUSAOTT90AvwevlhWvOLbgjtAzv8zcfo5SK6JqY3B25EIgce-2FzvkJJD1rw9TcFoV5uviVs8tt7QUM-2BU6C6CNa1eTtPO8EwkFx4mKERXSgtG8FiOP3890zZrrDszMwy-2F2ZW2ghL0mhL8-2F9Fgt-2B9g-3D" xlink:type="simple">http://mailtrackemailout1.namecheap.com/wf/click?upn=BR9FPoNEtAFqnM1WSobquHxSvflfMGkKtvLGz1IjDTg-3D_pNmB755nYKulco7PPvTbosaJg4j1aAaauajKTfwSZDTS0EhoSapmoazeKs5K9Kvu1ultz7RI2Gyzeacvaj6BJ-2B9MhUSAOTT90AvwevlhWvOLbgjtAzv8zcfo5SK6JqY3B25EIgce-2FzvkJJD1rw9TcFoV5uviVs8tt7QUM-2BU6C6CNa1eTtPO8EwkFx4mKERXSgtG8FiOP3890zZrrDszMwy-2F2ZW2ghL0mhL8-2F9Fgt-2B9g-3D</text:a></text:p>
          </table:table-cell>
          <table:table-cell office:value-type="string" calcext:value-type="string">
            <text:p>admin@exo-party.date </text:p>
          </table:table-cell>
          <table:table-cell office:value-type="string" calcext:value-type="string">
            <text:p>)L79JE$8Y8.f]</text:p>
          </table:table-cell>
        </table:table-row>
        <table:table-row table:style-name="ro4">
          <table:table-cell office:value-type="string" calcext:value-type="string">
            <text:p>eroticcparty.date</text:p>
          </table:table-cell>
          <table:table-cell office:value-type="string" calcext:value-type="string">
            <text:p><text:a xlink:href="mailto:nicolloguam@bulletmail.org" xlink:type="simple">nicolloguam@bulletmail.org</text:a></text:p>
          </table:table-cell>
          <table:table-cell table:style-name="ce2" office:value-type="string" calcext:value-type="string">
            <text:p>Москва СБ 2400 ETHER FASTCHNG PAYGET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готово</text:p>
          </table:table-cell>
          <table:table-cell/>
          <table:table-cell office:value-type="string" calcext:value-type="string">
            <text:p><text:a xlink:href="http://mailtrackemailout1.namecheap.com/wf/click?upn=BR9FPoNEtAFqnM1WSobquHxSvflfMGkKtvLGz1IjDTg-3D_pNmB755nYKulco7PPvTbosaJg4j1aAaauajKTfwSZDTNeXW2uoplp8HW12eFmTanSAksSRRCqnGgvYeSEm8bq88z7uBbqXeDQO27HxAW-2BUPg3UKlTz8Qw9BcT3hctZXkblRz4OKUHdAz43BpZbEYybIv2xujGVytQmNHDka28PLlElnbjuihhsN7BxabClAbogse-2FihMJaBp2PdZIIonu-2FU27wkmVcKpoYS6klvcbOY-3D" xlink:type="simple">http://mailtrackemailout1.namecheap.com/wf/click?upn=BR9FPoNEtAFqnM1WSobquHxSvflfMGkKtvLGz1IjDTg-3D_pNmB755nYKulco7PPvTbosaJg4j1aAaauajKTfwSZDTNeXW2uoplp8HW12eFmTanSAksSRRCqnGgvYeSEm8bq88z7uBbqXeDQO27HxAW-2BUPg3UKlTz8Qw9BcT3hctZXkblRz4OKUHdAz43BpZbEYybIv2xujGVytQmNHDka28PLlElnbjuihhsN7BxabClAbogse-2FihMJaBp2PdZIIonu-2FU27wkmVcKpoYS6klvcbOY-3D</text:a></text:p>
          </table:table-cell>
          <table:table-cell office:value-type="string" calcext:value-type="string">
            <text:p>admin@eroticcparty.date </text:p>
          </table:table-cell>
          <table:table-cell office:value-type="string" calcext:value-type="string">
            <text:p>!Pvr[G$zkDgqi</text:p>
          </table:table-cell>
        </table:table-row>
        <table:table-row table:style-name="ro5">
          <table:table-cell office:value-type="string" calcext:value-type="string">
            <text:p>exo-party.science</text:p>
          </table:table-cell>
          <table:table-cell office:value-type="string" calcext:value-type="string">
            <text:p><text:a xlink:href="mailto:gerggo@bulletmail.org" xlink:type="simple">gerggo@bulletmail.org</text:a></text:p>
          </table:table-cell>
          <table:table-cell table:style-name="ce2" office:value-type="string" calcext:value-type="string">
            <text:p>Москва СБ</text:p>
          </table:table-cell>
          <table:table-cell office:value-type="string" calcext:value-type="string">
            <text:p>РОМ</text:p>
          </table:table-cell>
          <table:table-cell office:value-type="string" calcext:value-type="string">
            <text:p>готово</text:p>
          </table:table-cell>
          <table:table-cell/>
          <table:table-cell office:value-type="string" calcext:value-type="string">
            <text:p><text:a xlink:href="http://mailtrackemailout1.namecheap.com/wf/click?upn=BR9FPoNEtAFqnM1WSobquHxSvflfMGkKtvLGz1IjDTg-3D_pNmB755nYKulco7PPvTbosaJg4j1aAaauajKTfwSZDT5MY2m-2BmQY-2Fc1qe2UqlyimVNBJuN5mov2ot4GOz5wE-2BFJ4nJzqt507yZJm897u09UiAnznXPkbfLbVTDY7dtqDqmZ6wQzLnDh0YKx3CYnwY12JLTjvXhQ2UTVhYFIVqG5HfeaJ4QNeY7l7map27B83w3h6ETJKXWm62tAI8lK3piPKJYGFCM7gsHfJpRU2sOw-3D" xlink:type="simple">http://mailtrackemailout1.namecheap.com/wf/click?upn=BR9FPoNEtAFqnM1WSobquHxSvflfMGkKtvLGz1IjDTg-3D_pNmB755nYKulco7PPvTbosaJg4j1aAaauajKTfwSZDT5MY2m-2BmQY-2Fc1qe2UqlyimVNBJuN5mov2ot4GOz5wE-2BFJ4nJzqt507yZJm897u09UiAnznXPkbfLbVTDY7dtqDqmZ6wQzLnDh0YKx3CYnwY12JLTjvXhQ2UTVhYFIVqG5HfeaJ4QNeY7l7map27B83w3h6ETJKXWm62tAI8lK3piPKJYGFCM7gsHfJpRU2sOw-3D</text:a></text:p>
          </table:table-cell>
          <table:table-cell office:value-type="string" calcext:value-type="string">
            <text:p><text:s/>admin@exo-party.science </text:p>
          </table:table-cell>
          <table:table-cell office:value-type="string" calcext:value-type="string">
            <text:p>!pgJX1mgDeX0H </text:p>
          </table:table-cell>
        </table:table-row>
        <table:table-row table:style-name="ro6">
          <table:table-cell office:value-type="string" calcext:value-type="string">
            <text:p>exo-party.win</text:p>
          </table:table-cell>
          <table:table-cell office:value-type="string" calcext:value-type="string">
            <text:p><text:a xlink:href="mailto:sassho@bulletmail.org" xlink:type="simple">sassho@bulletmail.org</text:a></text:p>
          </table:table-cell>
          <table:table-cell table:style-name="ce2" office:value-type="string" calcext:value-type="string">
            <text:p>Москва СБ</text:p>
          </table:table-cell>
          <table:table-cell office:value-type="string" calcext:value-type="string">
            <text:p>РОМ-алк</text:p>
          </table:table-cell>
          <table:table-cell office:value-type="string" calcext:value-type="string">
            <text:p>готово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20:07:51.685566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6:18:37.930325433</meta:creation-date>
    <meta:editing-duration>PT10H54M36S</meta:editing-duration>
    <meta:editing-cycles>10</meta:editing-cycles>
    <meta:generator>LibreOffice/4.3.3.2$Linux_x86 LibreOffice_project/430m0$Build-2</meta:generator>
    <dc:date>2017-11-29T01:45:15.710857562</dc:date>
    <meta:document-statistic meta:table-count="2" meta:cell-count="72" meta:object-count="0"/>
  </office:meta>
</office:document-meta>
</file>